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cm" fo:min-width="5.36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3.39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3.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05cm" fo:min-width="1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1" draw:id="id1" draw:layer="layout" svg:width="6.5cm" svg:height="1.5cm" svg:x="7.25cm" svg:y="2.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6.4cm" svg:height="1cm" svg:x="7.3cm" svg:y="6.3cm">
          <text:p text:style-name="P1"><text:span text:style-name="T1">piš (“Zadej 6 cisel: “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" draw:id="id3" draw:layer="layout" svg:width="7.1cm" svg:height="1cm" svg:x="6.95cm" svg:y="9.5cm">
          <text:p text:style-name="P1"><text:span text:style-name="T1">čti c1,c2,c3,c4,c5,c6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10.5cm" svg:y1="4.1cm" svg:x2="10.5cm" svg:y2="6.3cm" draw:start-shape="id1" draw:start-glue-point="6" draw:end-shape="id2" draw:end-glue-point="5" svg:d="M10500 4100v2200" svg:viewBox="0 0 1 2201">
          <text:p/>
        </draw:connector>
        <draw:connector draw:style-name="gr4" draw:text-style-name="P1" draw:layer="layout" draw:type="line" svg:x1="10.5cm" svg:y1="7.3cm" svg:x2="10.5cm" svg:y2="9.5cm" draw:start-shape="id2" draw:start-glue-point="8" draw:end-shape="id3" draw:end-glue-point="5" svg:d="M10500 7300v2200" svg:viewBox="0 0 1 2201">
          <text:p/>
        </draw:connector>
        <draw:connector draw:style-name="gr4" draw:text-style-name="P1" draw:layer="layout" draw:type="line" svg:x1="10.5cm" svg:y1="10.5cm" svg:x2="10.5cm" svg:y2="14.3cm" draw:start-shape="id3" draw:start-glue-point="8" draw:end-shape="id4" draw:end-glue-point="4" svg:d="M10500 10500v3800" svg:viewBox="0 0 1 3801">
          <text:p/>
        </draw:connector>
        <draw:custom-shape draw:style-name="gr1" draw:text-style-name="P1" xml:id="id6" draw:id="id6" draw:layer="layout" svg:width="6.5cm" svg:height="1.5cm" svg:x="7.25cm" svg:y="26.6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0.5cm" svg:y1="21.2cm" svg:x2="10.5cm" svg:y2="26.6cm" draw:start-shape="id5" draw:start-glue-point="8" draw:end-shape="id6" draw:end-glue-point="4" svg:d="M10500 21200v5400" svg:viewBox="0 0 1 5401">
          <text:p/>
        </draw:connector>
        <draw:custom-shape draw:style-name="gr5" draw:text-style-name="P2" xml:id="id4" draw:id="id4" draw:layer="layout" svg:width="10.6cm" svg:height="3.3cm" svg:x="5.2cm" svg:y="14.3cm">
          <text:p text:style-name="P2"><text:span text:style-name="T1">v=(c1&gt;c2 ? c1:c2)</text:span></text:p>
          <text:p text:style-name="P2"><text:span text:style-name="T1">v=(v&gt;c3 ? v:c3)</text:span></text:p>
          <text:p text:style-name="P2"><text:span text:style-name="T1">v=(v&gt;c4 ? v:c4)</text:span></text:p>
          <text:p text:style-name="P2"><text:span text:style-name="T1">v=(v&gt;c5 ? v:c5)</text:span></text:p>
          <text:p text:style-name="P2"><text:span text:style-name="T1">v=(v&gt;c6 ? v:c6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6.4cm" svg:height="1cm" svg:x="7.3cm" svg:y="20.2cm">
          <text:p text:style-name="P1"><text:span text:style-name="T1">piš (v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10.5cm" svg:y1="17.6cm" svg:x2="10.5cm" svg:y2="20.2cm" draw:start-shape="id4" draw:start-glue-point="6" draw:end-shape="id5" draw:end-glue-point="5" svg:d="M10500 17600v2600" svg:viewBox="0 0 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8:35:13.281000000</meta:creation-date>
    <dc:date>2015-01-11T18:13:27.610000000</dc:date>
    <meta:editing-duration>PT1H46M50S</meta:editing-duration>
    <meta:editing-cycles>11</meta:editing-cycles>
    <meta:generator>LibreOffice/4.3.4.1$Windows_x86 LibreOffice_project/bc356b2f991740509f321d70e4512a6a54c5f243</meta:generator>
    <meta:document-statistic meta:object-count="11"/>
  </office:meta>
</office:document-meta>
</file>